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4" style:family="graphic" style:parent-style-name="standard">
      <style:graphic-properties draw:fill-color="#ff972f"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5" style:family="graphic" style:parent-style-name="standard">
      <style:graphic-properties draw:fill-color="#3faf46"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4.5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objectwithoutfill">
      <style:graphic-properties svg:stroke-width="0.1cm" svg:stroke-color="#ff8000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 style:parent-style-name="objectwithoutfill">
      <style:graphic-properties svg:stroke-width="0.1cm" svg:stroke-color="#77bc65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objectwithoutfill">
      <style:graphic-properties svg:stroke-width="0.1cm" svg:stroke-color="#77bc65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objectwithoutfill">
      <style:graphic-properties svg:stroke-width="0.1cm" svg:stroke-color="#ff8000" draw:marker-start-width="0.35cm" draw:marker-end="Linjeslut_20_1" draw:marker-end-width="0.35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objectwithoutfill">
      <style:graphic-properties svg:stroke-width="0.1cm" svg:stroke-color="#77bc65" draw:marker-start-width="0.35cm" draw:marker-end="Linjeslut_20_1" draw:marker-end-width="0.3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2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2.05cm" loext:decorative="false"/>
      <style:paragraph-properties style:writing-mode="lr-tb"/>
    </style:style>
    <style:style style:name="gr19" style:family="graphic" style:parent-style-name="objectwithoutfill">
      <style:graphic-properties svg:stroke-width="0.1cm" svg:stroke-color="#c9211e" draw:marker-start="Linjeslut_20_1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20" style:family="graphic" style:parent-style-name="standard">
      <style:graphic-properties svg:stroke-color="#e16173" draw:textarea-horizontal-align="justify" draw:textarea-vertical-align="middle" draw:auto-grow-height="false" fo:min-height="1.25cm" fo:min-width="2.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>
      <style:graphic-properties svg:stroke-color="#e16173" draw:textarea-horizontal-align="justify" draw:textarea-vertical-align="middle" draw:auto-grow-height="false" fo:min-height="1.25cm" fo:min-width="4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5" style:family="paragraph">
      <loext:graphic-properties draw:fill-color="#ff972f"/>
      <style:paragraph-properties fo:text-align="center"/>
    </style:style>
    <style:style style:name="P6" style:family="paragraph">
      <loext:graphic-properties draw:fill-color="#3faf4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2cm" svg:x="8cm" svg:y="18.2cm">
          <text:p text:style-name="P1">Rack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cm" svg:height="1cm" svg:x="1cm" svg:y="1cm">
          <draw:text-box>
            <text:p>Echo architechture</text:p>
          </draw:text-box>
        </draw:frame>
        <draw:frame draw:style-name="gr3" draw:text-style-name="P4" draw:layer="layout" svg:width="6cm" svg:height="0.645cm" svg:x="13.75cm" svg:y="1.105cm">
          <draw:text-box>
            <text:p text:style-name="P3"><text:span text:style-name="T1">Created with LibreOffice Draw</text:span></text:p>
          </draw:text-box>
        </draw:frame>
        <draw:custom-shape draw:style-name="gr4" draw:text-style-name="P5" draw:layer="layout" svg:width="4cm" svg:height="1cm" svg:x="2cm" svg:y="26cm">
          <text:p text:style-name="P1">Audio i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1cm" svg:x="2cm" svg:y="27.5cm">
          <text:p text:style-name="P1">Midi 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6cm" svg:y="21.5cm">
          <text:p text:style-name="P1">mainEngin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cm" svg:x="15.05cm" svg:y="26cm">
          <text:p text:style-name="P1">Audio ou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1cm" svg:x="15.05cm" svg:y="27.5cm">
          <text:p text:style-name="P1">Midi ou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cm" svg:x="11cm" svg:y="21.5cm">
          <text:p text:style-name="P1">clickEngin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cm" svg:x="11cm" svg:y="22.5cm">
          <text:p text:style-name="P1">midiEngine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cm" svg:y1="24.5cm" svg:x2="20cm" svg:y2="24.5cm">
          <text:p/>
        </draw:line>
        <draw:line draw:style-name="gr8" draw:text-style-name="P7" draw:layer="layout" svg:x1="1cm" svg:y1="17cm" svg:x2="20cm" svg:y2="17cm">
          <text:p/>
        </draw:line>
        <draw:frame draw:style-name="gr2" draw:text-style-name="P2" draw:layer="layout" svg:width="5cm" svg:height="1cm" svg:x="1cm" svg:y="24.5cm">
          <draw:text-box>
            <text:p>HOST OS</text:p>
          </draw:text-box>
        </draw:frame>
        <draw:frame draw:style-name="gr2" draw:text-style-name="P2" draw:layer="layout" svg:width="9.5cm" svg:height="1cm" svg:x="1cm" svg:y="17cm">
          <draw:text-box>
            <text:p>BACKGROUND ENGINE</text:p>
          </draw:text-box>
        </draw:frame>
        <draw:custom-shape draw:style-name="gr1" draw:text-style-name="P1" draw:layer="layout" svg:width="5cm" svg:height="2cm" svg:x="7.8cm" svg:y="18cm">
          <text:p text:style-name="P1">Racks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cm" svg:y1="26.5cm" svg:x2="8cm" svg:y2="26.5cm">
          <text:p/>
        </draw:line>
        <draw:line draw:style-name="gr10" draw:text-style-name="P7" draw:layer="layout" svg:x1="8cm" svg:y1="23.5cm" svg:x2="8cm" svg:y2="26.5cm">
          <text:p/>
        </draw:line>
        <draw:line draw:style-name="gr10" draw:text-style-name="P7" draw:layer="layout" svg:x1="15cm" svg:y1="26.5cm" svg:x2="13cm" svg:y2="26.5cm">
          <text:p/>
        </draw:line>
        <draw:line draw:style-name="gr9" draw:text-style-name="P7" draw:layer="layout" svg:x1="13cm" svg:y1="23.5cm" svg:x2="13cm" svg:y2="26.5cm">
          <text:p/>
        </draw:line>
        <draw:line draw:style-name="gr11" draw:text-style-name="P7" draw:layer="layout" svg:x1="6cm" svg:y1="28cm" svg:x2="9cm" svg:y2="28cm">
          <text:p/>
        </draw:line>
        <draw:line draw:style-name="gr12" draw:text-style-name="P7" draw:layer="layout" svg:x1="9cm" svg:y1="23.5cm" svg:x2="9cm" svg:y2="28cm">
          <text:p/>
        </draw:line>
        <draw:line draw:style-name="gr11" draw:text-style-name="P7" draw:layer="layout" svg:x1="12cm" svg:y1="23.5cm" svg:x2="12cm" svg:y2="28cm">
          <text:p/>
        </draw:line>
        <draw:line draw:style-name="gr12" draw:text-style-name="P7" draw:layer="layout" svg:x1="15cm" svg:y1="28cm" svg:x2="12cm" svg:y2="28cm">
          <text:p/>
        </draw:line>
        <draw:line draw:style-name="gr13" draw:text-style-name="P7" draw:layer="layout" svg:x1="8.5cm" svg:y1="21.5cm" svg:x2="8.5cm" svg:y2="20cm">
          <text:p/>
        </draw:line>
        <draw:line draw:style-name="gr14" draw:text-style-name="P7" draw:layer="layout" svg:x1="6cm" svg:y1="19cm" svg:x2="7.75cm" svg:y2="19cm">
          <text:p/>
        </draw:line>
        <draw:line draw:style-name="gr12" draw:text-style-name="P7" draw:layer="layout" svg:x1="10.5cm" svg:y1="21.5cm" svg:x2="10.5cm" svg:y2="20cm">
          <text:p/>
        </draw:line>
        <draw:line draw:style-name="gr10" draw:text-style-name="P7" draw:layer="layout" svg:x1="15.25cm" svg:y1="21.5cm" svg:x2="15.25cm" svg:y2="20cm">
          <text:p/>
        </draw:line>
        <draw:custom-shape draw:style-name="gr15" draw:text-style-name="P1" draw:layer="layout" svg:width="2.5cm" svg:height="2cm" svg:x="14cm" svg:y="18cm">
          <text:p text:style-name="P1">Mix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2cm" svg:x="3.5cm" svg:y="18cm">
          <text:p text:style-name="P1">So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9.5cm" svg:height="1cm" svg:x="1cm" svg:y="11.55cm">
          <draw:text-box>
            <text:p>RACK OVERVIEW</text:p>
          </draw:text-box>
        </draw:frame>
        <draw:line draw:style-name="gr8" draw:text-style-name="P7" draw:layer="layout" svg:x1="0.995cm" svg:y1="11.573cm" svg:x2="19.995cm" svg:y2="11.573cm">
          <text:p/>
        </draw:line>
        <draw:custom-shape draw:style-name="gr16" draw:text-style-name="P1" draw:layer="layout" svg:width="3cm" svg:height="1cm" svg:x="1cm" svg:y="12.75cm">
          <text:p text:style-name="P1">Patte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3cm" svg:height="1cm" svg:x="1cm" svg:y="14.25cm">
          <text:p text:style-name="P1">Midi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cm" svg:height="2cm" svg:x="5cm" svg:y="13cm">
          <text:p text:style-name="P1">Evento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cm" svg:height="2cm" svg:x="9cm" svg:y="13cm">
          <text:p text:style-name="P1">Synth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2cm" svg:x="13cm" svg:y="13cm">
          <text:p text:style-name="P1">Effect1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55cm" svg:height="2cm" svg:x="16.55cm" svg:y="13cm">
          <text:p text:style-name="P1">Effect1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.5cm" svg:y1="16.75cm" svg:x2="2.5cm" svg:y2="15.25cm">
          <text:p/>
        </draw:line>
        <draw:line draw:style-name="gr14" draw:text-style-name="P7" draw:layer="layout" svg:x1="8cm" svg:y1="14cm" svg:x2="9cm" svg:y2="14cm">
          <text:p/>
        </draw:line>
        <draw:line draw:style-name="gr19" draw:text-style-name="P7" draw:layer="layout" svg:x1="12.5cm" svg:y1="20.25cm" svg:x2="12.5cm" svg:y2="21.45cm">
          <text:p/>
        </draw:line>
        <draw:line draw:style-name="gr19" draw:text-style-name="P7" draw:layer="layout" svg:x1="6.5cm" svg:y1="15.05cm" svg:x2="6.5cm" svg:y2="16.25cm">
          <text:p/>
        </draw:line>
        <draw:line draw:style-name="gr19" draw:text-style-name="P7" draw:layer="layout" svg:x1="11cm" svg:y1="15cm" svg:x2="11cm" svg:y2="16.2cm">
          <text:p/>
        </draw:line>
        <draw:line draw:style-name="gr13" draw:text-style-name="P7" draw:layer="layout" svg:x1="10cm" svg:y1="16.25cm" svg:x2="10cm" svg:y2="15cm">
          <text:p/>
        </draw:line>
        <draw:line draw:style-name="gr14" draw:text-style-name="P7" draw:layer="layout" svg:x1="4cm" svg:y1="14.75cm" svg:x2="5cm" svg:y2="14.25cm">
          <text:p/>
        </draw:line>
        <draw:line draw:style-name="gr14" draw:text-style-name="P7" draw:layer="layout" svg:x1="4cm" svg:y1="13.25cm" svg:x2="5cm" svg:y2="13.75cm">
          <text:p/>
        </draw:line>
        <draw:line draw:style-name="gr13" draw:text-style-name="P7" draw:layer="layout" svg:x1="12cm" svg:y1="14cm" svg:x2="13cm" svg:y2="14cm">
          <text:p/>
        </draw:line>
        <draw:line draw:style-name="gr13" draw:text-style-name="P7" draw:layer="layout" svg:x1="15.5cm" svg:y1="14cm" svg:x2="16.5cm" svg:y2="14cm">
          <text:p/>
        </draw:line>
        <draw:line draw:style-name="gr19" draw:text-style-name="P7" draw:layer="layout" svg:x1="14.3cm" svg:y1="15cm" svg:x2="14.3cm" svg:y2="16.2cm">
          <text:p/>
        </draw:line>
        <draw:line draw:style-name="gr19" draw:text-style-name="P7" draw:layer="layout" svg:x1="17.9cm" svg:y1="15cm" svg:x2="17.9cm" svg:y2="16.2cm">
          <text:p/>
        </draw:line>
        <draw:custom-shape draw:style-name="gr20" draw:text-style-name="P1" draw:layer="layout" svg:width="3.25cm" svg:height="1.5cm" svg:x="3cm" svg:y="9cm">
          <text:p text:style-name="P1">UI parent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11.09cm" svg:height="0.962cm" svg:x="7cm" svg:y="9.25cm">
          <draw:text-box>
            <text:p>App core, possibly hosting WS-server</text:p>
          </draw:text-box>
        </draw:frame>
        <draw:custom-shape draw:style-name="gr22" draw:text-style-name="P1" draw:layer="layout" svg:width="5cm" svg:height="1.5cm" svg:x="3cm" svg:y="5cm">
          <text:p text:style-name="P1">Dialogs &amp; modals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cm" svg:height="1.5cm" svg:x="3cm" svg:y="7cm">
          <text:p text:style-name="P1">UI component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5cm" svg:height="1cm" svg:x="1cm" svg:y="2.95cm">
          <draw:text-box>
            <text:p>UI OVERVIEW</text:p>
          </draw:text-box>
        </draw:frame>
        <draw:line draw:style-name="gr8" draw:text-style-name="P7" draw:layer="layout" svg:x1="0.995cm" svg:y1="2.973cm" svg:x2="19.995cm" svg:y2="2.973cm">
          <text:p/>
        </draw:line>
        <draw:line draw:style-name="gr19" draw:text-style-name="P7" draw:layer="layout" svg:x1="4.75cm" svg:y1="20cm" svg:x2="4.75cm" svg:y2="21.2cm">
          <text:p/>
        </draw:line>
        <draw:line draw:style-name="gr10" draw:text-style-name="P7" draw:layer="layout" svg:x1="14cm" svg:y1="19cm" svg:x2="13cm" svg:y2="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Linjeslut_20_1" draw:display-name="Linjeslut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3:22:08.126849069</meta:creation-date>
    <dc:date>2024-05-09T15:18:05.713432393</dc:date>
    <meta:editing-duration>PT7M24S</meta:editing-duration>
    <meta:editing-cycles>1</meta:editing-cycles>
    <meta:document-statistic meta:object-count="57"/>
    <meta:generator>LibreOffice/24.2.2.2$Linux_X86_64 LibreOffice_project/420$Build-2</meta:generator>
  </office:meta>
</office:document-meta>
</file>